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7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10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a storia della mafia in Italia è complessa e ha radici profonde che affondano nei secoli. La mafia si è sviluppata principalmente nel Sud Italia, in particolare nelle regioni della Sicilia e della Calabria. Ecco un breve resoconto storico:</text:p>
      <text:h text:style-name="Heading_20_3" text:outline-level="3">Le Origini:</text:h>
      <text:list text:style-name="L1">
        <text:list-item>
          <text:p text:style-name="P2"><text:span text:style-name="Strong_20_Emphasis">Periodo preunitario (XVIII-XIX secolo):</text:span></text:p>
          <text:list>
            <text:list-item>
              <text:p text:style-name="P2">La mafia ha radici che affondano nei problemi sociali e politici del periodo preunitario. La Sicilia era caratterizzata da una struttura feudale con grandi proprietà terriere e una popolazione contadina oppressa.</text:p>
            </text:list-item>
            <text:list-item>
              <text:p text:style-name="P1">La mafia potrebbe essere emersa come una forma di resistenza contro l'oppressione dei latifondisti e come sistema di autodifesa per la popolazione locale.</text:p>
            </text:list-item>
          </text:list>
        </text:list-item>
      </text:list>
      <text:h text:style-name="Heading_20_3" text:outline-level="3">L'Ascesa della Mafia:</text:h>
      <text:list text:style-name="L2">
        <text:list-item>
          <text:p text:style-name="P3"><text:span text:style-name="Strong_20_Emphasis">Feudi e Latifondi (XIX secolo):</text:span></text:p>
          <text:list>
            <text:list-item>
              <text:p text:style-name="P4">La mafia svolgeva un ruolo intermedio tra i proprietari terrieri e i contadini. Offriva protezione in cambio di tributi e favori.</text:p>
            </text:list-item>
            <text:list-item>
              <text:p text:style-name="P4">Questo periodo ha visto l'inizio di una struttura gerarchica all'interno delle organizzazioni mafiose.</text:p>
            </text:list-item>
          </text:list>
        </text:list-item>
        <text:list-item>
          <text:p text:style-name="P3"><text:span text:style-name="Strong_20_Emphasis">Periodo fascista (anni '20-'40):</text:span></text:p>
          <text:list>
            <text:list-item>
              <text:p text:style-name="P4">Il regime fascista di Mussolini cercò di reprimere la mafia, ma alcuni legami continuarono per preservare interessi comuni.</text:p>
            </text:list-item>
            <text:list-item>
              <text:p text:style-name="P3">Durante la Seconda Guerra Mondiale, la mafia sfruttò l'instabilità per consolidare la propria influenza.</text:p>
            </text:list-item>
          </text:list>
        </text:list-item>
      </text:list>
      <text:h text:style-name="Heading_20_3" text:outline-level="3">Crescita e Evoluzione:</text:h>
      <text:list text:style-name="L3">
        <text:list-item>
          <text:p text:style-name="P5"><text:span text:style-name="Strong_20_Emphasis">Dopo la Seconda Guerra Mondiale:</text:span></text:p>
          <text:list>
            <text:list-item>
              <text:p text:style-name="P6">Con il declino dell'economia agricola, la mafia si estese in settori come il commercio, la finanza e la politica.</text:p>
            </text:list-item>
            <text:list-item>
              <text:p text:style-name="P6">L'organizzazione iniziò a coinvolgersi in attività criminali più estese, come il traffico di droga, il racket e l'estorsione.</text:p>
            </text:list-item>
          </text:list>
        </text:list-item>
        <text:list-item>
          <text:p text:style-name="P5"><text:span text:style-name="Strong_20_Emphasis">Anni '80 e '90:</text:span></text:p>
          <text:list>
            <text:list-item>
              <text:p text:style-name="P6">Questo periodo è caratterizzato da una forte presenza della mafia nella politica, con numerosi omicidi di giudici, poliziotti e politici che cercavano di combatterla.</text:p>
            </text:list-item>
            <text:list-item>
              <text:p text:style-name="P5">Il processo "Maxi" (1986) portò a condanne significative contro numerosi capi mafiosi, indebolendo temporaneamente la mafia.</text:p>
            </text:list-item>
          </text:list>
        </text:list-item>
      </text:list>
      <text:h text:style-name="Heading_20_3" text:outline-level="3">Sforzi di Contrasto e Giustizia:</text:h>
      <text:list text:style-name="L4">
        <text:list-item>
          <text:p text:style-name="P8"><text:span text:style-name="Strong_20_Emphasis">Anni 2000 e Oltre:</text:span></text:p>
          <text:list>
            <text:list-item>
              <text:p text:style-name="P8">Le autorità italiane intensificarono gli sforzi per combattere la mafia attraverso leggi più severe, la confisca dei beni e una maggiore cooperazione internazionale.</text:p>
            </text:list-item>
            <text:list-item>
              <text:p text:style-name="P7"><text:soft-page-break/>Operazioni come "Mani Pulite" hanno cercato di debellare la corruzione e l'infiltrazione della mafia nella politica.</text:p>
            </text:list-item>
          </text:list>
        </text:list-item>
      </text:list>
      <text:h text:style-name="Heading_20_3" text:outline-level="3">Le Principali Organizzazioni Mafiose:</text:h>
      <text:list text:style-name="L5">
        <text:list-item>
          <text:p text:style-name="P9"><text:span text:style-name="Strong_20_Emphasis">Cosa Nostra (Sicilia):</text:span></text:p>
          <text:list>
            <text:list-item>
              <text:p text:style-name="P10">La più famosa organizzazione mafiosa in Sicilia, nota per la sua struttura gerarchica e per il codice d'onore.</text:p>
            </text:list-item>
          </text:list>
        </text:list-item>
        <text:list-item>
          <text:p text:style-name="P9"><text:span text:style-name="Strong_20_Emphasis">'Ndrangheta (Calabria):</text:span></text:p>
          <text:list>
            <text:list-item>
              <text:p text:style-name="P10">Emerse come una potente organizzazione nel XX secolo, specializzata in traffico di droga su vasta scala.</text:p>
            </text:list-item>
          </text:list>
        </text:list-item>
        <text:list-item>
          <text:p text:style-name="P9"><text:span text:style-name="Strong_20_Emphasis">Camorra (Campania):</text:span></text:p>
          <text:list>
            <text:list-item>
              <text:p text:style-name="P9">Attiva principalmente nella regione campana, coinvolta in attività criminali come racket, estorsione e traffico di droga.</text:p>
            </text:list-item>
          </text:list>
        </text:list-item>
      </text:list>
      <text:h text:style-name="Heading_20_3" text:outline-level="3">La Lotta Contro la Mafia:</text:h>
      <text:list text:style-name="L6">
        <text:list-item>
          <text:p text:style-name="P11"><text:span text:style-name="Strong_20_Emphasis">Leggi Antimafia:</text:span></text:p>
          <text:list>
            <text:list-item>
              <text:p text:style-name="P12">Leggi più severe e specifiche sono state introdotte per contrastare la mafia, con particolare attenzione alla confisca dei beni ill-gotten.</text:p>
            </text:list-item>
          </text:list>
        </text:list-item>
        <text:list-item>
          <text:p text:style-name="P11"><text:span text:style-name="Strong_20_Emphasis">Cooperazione Internazionale:</text:span></text:p>
          <text:list>
            <text:list-item>
              <text:p text:style-name="P11">L'Italia ha lavorato a stretto contatto con altri paesi per combattere le organizzazioni mafiose, specialmente nelle attività transnazionali come il traffico di droga.</text:p>
            </text:list-item>
          </text:list>
        </text:list-item>
      </text:list>
      <text:p text:style-name="Text_20_body">La lotta contro la mafia è un processo in evoluzione, con successi e sfide. Nonostante gli sforzi, la mafia continua a rappresentare una minaccia, ma la società italiana continua a impegnarsi nella sua eliminazione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30T22:46:19.923305557</meta:creation-date>
    <dc:date>2023-12-30T22:47:39.293950235</dc:date>
    <meta:editing-duration>PT1M19S</meta:editing-duration>
    <meta:editing-cycles>1</meta:editing-cycles>
    <meta:generator>LibreOffice/7.6.4.1$Linux_X86_64 LibreOffice_project/60$Build-1</meta:generator>
    <meta:document-statistic meta:table-count="0" meta:image-count="0" meta:object-count="0" meta:page-count="2" meta:paragraph-count="36" meta:word-count="489" meta:character-count="3193" meta:non-whitespace-character-count="2768"/>
  </office:meta>
</office:document-meta>
</file>